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text-properties style:font-name="Times New Roman"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3" style:family="paragraph" style:parent-style-name="Standard">
      <style:paragraph-properties fo:line-height="200%"/>
      <style:text-properties style:font-name="Times New Roman" officeooo:rsid="0015b2b4" officeooo:paragraph-rsid="0015b2b4" style:font-name-complex="Times New Roman1"/>
    </style:style>
    <style:style style:name="P4" style:family="paragraph" style:parent-style-name="Standard">
      <style:paragraph-properties fo:line-height="200%"/>
    </style:style>
    <style:style style:name="P5" style:family="paragraph" style:parent-style-name="Standard">
      <style:paragraph-properties fo:line-height="200%" fo:text-align="center" style:justify-single-word="false"/>
      <style:text-properties officeooo:paragraph-rsid="0015b2b4"/>
    </style:style>
    <style:style style:name="P6" style:family="paragraph" style:parent-style-name="Standard">
      <style:paragraph-properties fo:line-height="200%" fo:text-align="center" style:justify-single-word="false"/>
      <style:text-properties style:font-name="Times New Roman" officeooo:rsid="001dc639" officeooo:paragraph-rsid="001dc639" style:font-name-complex="Times New Roman1"/>
    </style:style>
    <style:style style:name="P7" style:family="paragraph" style:parent-style-name="Standard">
      <style:paragraph-properties fo:line-height="200%"/>
      <style:text-properties style:font-name="Times New Roman" officeooo:rsid="00205082" style:font-name-complex="Times New Roman1"/>
    </style:style>
    <style:style style:name="P8"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9" style:family="paragraph" style:parent-style-name="Standard">
      <style:paragraph-properties fo:line-height="200%"/>
      <style:text-properties officeooo:paragraph-rsid="00205082"/>
    </style:style>
    <style:style style:name="P10" style:family="paragraph" style:parent-style-name="Standard">
      <style:paragraph-properties fo:line-height="200%"/>
      <style:text-properties officeooo:paragraph-rsid="00220b37"/>
    </style:style>
    <style:style style:name="P11" style:family="paragraph" style:parent-style-name="Standard" style:list-style-name="L1">
      <style:paragraph-properties fo:line-height="200%"/>
      <style:text-properties officeooo:paragraph-rsid="00220b37"/>
    </style:style>
    <style:style style:name="P12" style:family="paragraph" style:parent-style-name="Standard">
      <style:paragraph-properties fo:line-height="200%"/>
      <style:text-properties officeooo:paragraph-rsid="0023726c"/>
    </style:style>
    <style:style style:name="P13" style:family="paragraph" style:parent-style-name="Standard" style:list-style-name="L2">
      <style:paragraph-properties fo:line-height="200%"/>
      <style:text-properties officeooo:rsid="0023726c" officeooo:paragraph-rsid="0023726c"/>
    </style:style>
    <style:style style:name="T1" style:family="text">
      <style:text-properties officeooo:rsid="0015b2b4"/>
    </style:style>
    <style:style style:name="T2" style:family="text">
      <style:text-properties style:font-name="Times New Roman" style:font-name-complex="Times New Roman1"/>
    </style:style>
    <style:style style:name="T3" style:family="text">
      <style:text-properties style:font-name="Times New Roman" officeooo:rsid="0015b2b4" style:font-name-complex="Times New Roman1"/>
    </style:style>
    <style:style style:name="T4" style:family="text">
      <style:text-properties style:font-name="Times New Roman" officeooo:rsid="001b43b7" style:font-name-complex="Times New Roman1"/>
    </style:style>
    <style:style style:name="T5" style:family="text">
      <style:text-properties style:font-name="Times New Roman" officeooo:rsid="001dc639" style:font-name-complex="Times New Roman1"/>
    </style:style>
    <style:style style:name="T6" style:family="text">
      <style:text-properties style:font-name="Times New Roman" officeooo:rsid="001fbdbd" style:font-name-complex="Times New Roman1"/>
    </style:style>
    <style:style style:name="T7" style:family="text">
      <style:text-properties style:font-name="Times New Roman" officeooo:rsid="00205082" style:font-name-complex="Times New Roman1"/>
    </style:style>
    <style:style style:name="T8" style:family="text">
      <style:text-properties style:font-name="Times New Roman" officeooo:rsid="00220b37" style:font-name-complex="Times New Roman1"/>
    </style:style>
    <style:style style:name="T9" style:family="text">
      <style:text-properties style:font-name="Times New Roman" officeooo:rsid="0023726c" style:font-name-complex="Times New Roman1"/>
    </style:style>
    <style:style style:name="T10" style:family="text">
      <style:text-properties style:font-name="Times New Roman" fo:font-style="italic" style:font-style-asian="italic" style:font-name-complex="Times New Roman1" style:font-style-complex="italic"/>
    </style:style>
    <style:style style:name="T11" style:family="text">
      <style:text-properties style:font-name="Times New Roman" fo:font-style="italic" officeooo:rsid="0015b2b4" style:font-style-asian="italic" style:font-name-complex="Times New Roman1" style:font-style-complex="italic"/>
    </style:style>
    <style:style style:name="T12" style:family="text">
      <style:text-properties style:font-name="Times New Roman" fo:font-style="italic" officeooo:rsid="001b43b7" style:font-style-asian="italic" style:font-name-complex="Times New Roman1" style:font-style-complex="italic"/>
    </style:style>
    <style:style style:name="T13" style:family="text">
      <style:text-properties style:font-name="Times New Roman" fo:font-style="italic" officeooo:rsid="0023726c" style:font-style-asian="italic" style:font-name-complex="Times New Roman1" style:font-style-complex="italic"/>
    </style:style>
    <style:style style:name="T14" style:family="text">
      <style:text-properties style:font-name="Times New Roman" fo:font-style="normal" officeooo:rsid="0015b2b4" style:font-style-asian="normal" style:font-name-complex="Times New Roman1" style:font-style-complex="normal"/>
    </style:style>
    <style:style style:name="T15" style:family="text">
      <style:text-properties style:font-name="Times New Roman" fo:font-style="normal" officeooo:rsid="001b43b7" style:font-style-asian="normal" style:font-name-complex="Times New Roman1" style:font-style-complex="normal"/>
    </style:style>
    <style:style style:name="T16" style:family="text">
      <style:text-properties style:font-name="Times New Roman" fo:font-style="normal" officeooo:rsid="0023726c" style:font-style-asian="normal" style:font-name-complex="Times New Roman1" style:font-style-complex="normal"/>
    </style:style>
    <style:style style:name="T17" style:family="text">
      <style:text-properties style:font-name="Times New Roman" fo:font-weight="normal" style:font-name-complex="Times New Roman1"/>
    </style:style>
    <style:style style:name="T18" style:family="text">
      <style:text-properties style:font-name="Times New Roman" fo:font-weight="normal" officeooo:rsid="00220b37" style:font-name-complex="Times New Roman1"/>
    </style:style>
    <style:style style:name="T19" style:family="text">
      <style:text-properties style:font-name="Times New Roman" fo:font-weight="normal" officeooo:rsid="0023726c" style:font-name-complex="Times New Roman1"/>
    </style:style>
    <style:style style:name="T20" style:family="text">
      <style:text-properties officeooo:rsid="0023726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6">Project Management Software</text:p>
      <text:p text:style-name="P2"/>
      <text:p text:style-name="P2">Michael Surdek</text:p>
      <text:p text:style-name="P2">Southern New Hampshire University</text:p>
      <text:p text:style-name="P5"><text:span text:style-name="T3">QSO</text:span><text:span text:style-name="T2"> 6</text:span><text:span text:style-name="T3">40</text:span><text:span text:style-name="T2">: P</text:span><text:span text:style-name="T3">roject Management</text:span></text:p>
      <text:p text:style-name="P5"><text:span text:style-name="T2">Dr. </text:span><text:span text:style-name="T3">Randy Butler</text:span></text:p>
      <text:p text:style-name="P5"><text:span text:style-name="T5">September 28</text:span><text:span text:style-name="T2">, 2021</text:span></text:p>
      <text:p text:style-name="P4"/>
      <text:p text:style-name="P1"/>
      <text:p text:style-name="P1"/>
      <text:p text:style-name="P1"/>
      <text:p text:style-name="P1"/>
      <text:p text:style-name="P1"/>
      <text:p text:style-name="P1"/>
      <text:p text:style-name="P1"/>
      <text:p text:style-name="P1"/>
      <text:p text:style-name="P1"/>
      <text:p text:style-name="P9"><text:soft-page-break/><text:span text:style-name="T2"><text:tab/></text:span><text:span text:style-name="T6">Microsoft Office products are useful for a project manager who wants </text:span><text:span text:style-name="T7">basic</text:span><text:span text:style-name="T6"> resources </text:span><text:span text:style-name="T7">for</text:span><text:span text:style-name="T6"> develop</text:span><text:span text:style-name="T7">ing</text:span><text:span text:style-name="T6"> and document</text:span><text:span text:style-name="T7">ing</text:span><text:span text:style-name="T6"> </text:span><text:span text:style-name="T7">aspects of </text:span><text:span text:style-name="T6">initiating, planning, monitoring and controlling, </text:span><text:span text:style-name="T7">and closing</text:span><text:span text:style-name="T6"> </text:span><text:span text:style-name="T7">their</text:span><text:span text:style-name="T6"> project. </text:span><text:span text:style-name="T7">To create and update these resources, the project manager can easily fill out templates such as the project schedule, risk register, stakeholder concerns, and lessons learned. These templates were provided in our course, but similar resources are widely available online, and often, a company will have their own custom templates that have been used on previous projects. This method might be sufficient for smaller projects, but when it comes to larger projects, their will likely be limitations and other issues caused by only using separate Microsoft Office documents. Oracle’s Primavera Cloud project management product is a comprehensive and integrated tool that provides all of the benefits of managing a project with Microsoft Office and then some more.</text:span></text:p>
      <text:p text:style-name="P10"><text:span text:style-name="T7"><text:tab/>Primavera expands the capabilities of a project manager and their team in two main ways. The first category of benefits are those that </text:span><text:span text:style-name="T8">directly impact project management practices. Features of Primavera that accomplish this include:</text:span></text:p>
      <text:list xml:id="list966508283" text:style-name="L1">
        <text:list-item>
          <text:p text:style-name="P11"><text:span text:style-name="T8">automatic identification of the critical path</text:span></text:p>
        </text:list-item>
        <text:list-item>
          <text:p text:style-name="P11"><text:span text:style-name="T8">collaboration and feedback</text:span></text:p>
        </text:list-item>
        <text:list-item>
          <text:p text:style-name="P11"><text:span text:style-name="T8">automated status updates and dashboards</text:span></text:p>
        </text:list-item>
        <text:list-item>
          <text:p text:style-name="P11"><text:span text:style-name="T8">task management such as reassigning resources, which also provides the added benefit of bandwidth tracking of team members</text:span></text:p>
        </text:list-item>
      </text:list>
      <text:p text:style-name="P10"><text:span text:style-name="T8">Additionally, with Primavera, the project manager can play around with what-if scenarios. This allows them “</text:span><text:span text:style-name="T18">to work with a version of the project that is separate from the main project copy” and for “more exploration and experimentation within projects, which can help to decrease project runtimes and avoid running into potential risks.” (Hecker) All of these features directly improve project management capabilities that are common shortfalls of Microsoft Office.</text:span></text:p>
      <text:p text:style-name="P10"><text:span text:style-name="T18"><text:tab/>The second category of benefits are those that </text:span><text:span text:style-name="T19">make it easier to manage and communicate information on a project. Since Primavera is cloud-based, it is more likely to contain a “single source of </text:span><text:soft-page-break/><text:span text:style-name="T19">truth.” (Oracle Primavera P6 Enterprise Project Portfolio Management) This means that when something is updated in one portion of the project documentation, the changes are reflected everywhere. With Microsoft Office, if the project manager updates the high-level timeline, the project schedule with costs might become outdated, and someone who references that document might not have the latest version of the schedule. Other features of Primavera in this category include:</text:span></text:p>
      <text:list xml:id="list1919675120" text:style-name="L2">
        <text:list-item>
          <text:p text:style-name="P13"><text:span text:style-name="T17">custom views of schedules and other documents</text:span></text:p>
        </text:list-item>
        <text:list-item>
          <text:p text:style-name="P13"><text:span text:style-name="T17">user/admin access based on roles</text:span></text:p>
        </text:list-item>
        <text:list-item>
          <text:p text:style-name="P13"><text:span text:style-name="T17">sharing capabilities</text:span></text:p>
        </text:list-item>
        <text:list-item>
          <text:p text:style-name="P13"><text:span text:style-name="T17">mobile applications</text:span></text:p>
        </text:list-item>
      </text:list>
      <text:p text:style-name="P12"><text:span text:style-name="T19">The mobile application, for example, “</text:span><text:span text:style-name="T17">allows you to access project data, notifications, and discussions, even while offline</text:span><text:span text:style-name="T19">.” (Hecker) With features that improve both information management and communication as well as project management practices themselves, Primavera is a much better choice than Microsoft Office for medium and large-sized projects.</text:span></text:p>
      <text:p text:style-name="P7"/>
      <text:p text:style-name="P2"/>
      <text:p text:style-name="P2"><text:span text:style-name="T1">References:</text:span></text:p>
      <text:p text:style-name="P3"/>
      <text:p text:style-name="P12"><text:span text:style-name="T9">Hecker, Lauren. </text:span><text:span text:style-name="T12">Oracle Primavera Cloud vs Primavera P6: 9 Advantages of Oracle Primavera Cloud</text:span><text:span text:style-name="T2">. <text:tab/></text:span><text:span text:style-name="T3">20</text:span><text:span text:style-name="T9">21.</text:span><text:span text:style-name="T3"> </text:span><text:span text:style-name="T9">Taradigm, Inc</text:span><text:span text:style-name="T3">. Retrieved from https://www.taradigm.com/2021/04/01/oracle-primavera-<text:tab/>cloud-vs-primavera-p6-9-advantages-of-oracle-primavera-cloud/</text:span></text:p>
      <text:p text:style-name="P1"/>
      <text:p text:style-name="P12"><text:span text:style-name="T11">Oracle Primavera P6 Enterprise Project Portfolio Management</text:span><text:span text:style-name="T14">. </text:span><text:span text:style-name="T16">2021. Oracle</text:span><text:span text:style-name="T14">. Retrieved from <text:tab/></text:span><text:span text:style-name="T15">https://go.oracle.com/LP=10930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1-09-28T18:32:28.627758234</dc:date>
    <meta:editing-duration>PT15M47S</meta:editing-duration>
    <meta:editing-cycles>4</meta:editing-cycles>
    <meta:generator>LibreOffice/6.4.7.2$Linux_X86_64 LibreOffice_project/40$Build-2</meta:generator>
    <meta:document-statistic meta:table-count="0" meta:image-count="0" meta:object-count="0" meta:page-count="3" meta:paragraph-count="22" meta:word-count="508" meta:character-count="3558" meta:non-whitespace-character-count="3075"/>
  </office:meta>
</office:document-meta>
</file>